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507.4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143.8pt"/>
    </style:style>
    <style:style style:name="co9" style:family="table-column">
      <style:table-column-properties fo:break-before="auto" style:column-width="141.51pt"/>
    </style:style>
    <style:style style:name="co10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87.45pt"/>
    </style:style>
    <style:style style:name="co12" style:family="table-column">
      <style:table-column-properties fo:break-before="auto" style:column-width="102.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98.25pt"/>
    </style:style>
    <style:style style:name="co15" style:family="table-column">
      <style:table-column-properties fo:break-before="auto" style:column-width="126.06pt"/>
    </style:style>
    <style:style style:name="co16" style:family="table-column">
      <style:table-column-properties fo:break-before="auto" style:column-width="113.7pt"/>
    </style:style>
    <style:style style:name="co17" style:family="table-column">
      <style:table-column-properties fo:break-before="auto" style:column-width="133.74pt"/>
    </style:style>
    <style:style style:name="co18" style:family="table-column">
      <style:table-column-properties fo:break-before="auto" style:column-width="85.15pt"/>
    </style:style>
    <style:style style:name="co19" style:family="table-column">
      <style:table-column-properties fo:break-before="auto" style:column-width="101.34pt"/>
    </style:style>
    <style:style style:name="co20" style:family="table-column">
      <style:table-column-properties fo:break-before="auto" style:column-width="95.95pt"/>
    </style:style>
    <style:style style:name="co21" style:family="table-column">
      <style:table-column-properties fo:break-before="auto" style:column-width="115.26pt"/>
    </style:style>
    <style:style style:name="co22" style:family="table-column">
      <style:table-column-properties fo:break-before="auto" style:column-width="131.44pt"/>
    </style:style>
    <style:style style:name="co23" style:family="table-column">
      <style:table-column-properties fo:break-before="auto" style:column-width="114.46pt"/>
    </style:style>
    <style:style style:name="co24" style:family="table-column">
      <style:table-column-properties fo:break-before="auto" style:column-width="107.49pt"/>
    </style:style>
    <style:style style:name="co25" style:family="table-column">
      <style:table-column-properties fo:break-before="auto" style:column-width="90.54pt"/>
    </style:style>
    <style:style style:name="co26" style:family="table-column">
      <style:table-column-properties fo:break-before="auto" style:column-width="97.51pt"/>
    </style:style>
    <style:style style:name="co27" style:family="table-column">
      <style:table-column-properties fo:break-before="auto" style:column-width="93.66pt"/>
    </style:style>
    <style:style style:name="co28" style:family="table-column">
      <style:table-column-properties fo:break-before="auto" style:column-width="100.6pt"/>
    </style:style>
    <style:style style:name="co29" style:family="table-column">
      <style:table-column-properties fo:break-before="auto" style:column-width="99.04pt"/>
    </style:style>
    <style:style style:name="co30" style:family="table-column">
      <style:table-column-properties fo:break-before="auto" style:column-width="105.19pt"/>
    </style:style>
    <style:style style:name="co31" style:family="table-column">
      <style:table-column-properties fo:break-before="auto" style:column-width="156.95pt"/>
    </style:style>
    <style:style style:name="co32" style:family="table-column">
      <style:table-column-properties fo:break-before="auto" style:column-width="161.55pt"/>
    </style:style>
    <style:style style:name="co33" style:family="table-column">
      <style:table-column-properties fo:break-before="auto" style:column-width="159.99pt"/>
    </style:style>
    <style:style style:name="co34" style:family="table-column">
      <style:table-column-properties fo:break-before="auto" style:column-width="164.64pt"/>
    </style:style>
    <style:style style:name="co35" style:family="table-column">
      <style:table-column-properties fo:break-before="auto" style:column-width="133pt"/>
    </style:style>
    <style:style style:name="co36" style:family="table-column">
      <style:table-column-properties fo:break-before="auto" style:column-width="116.79pt"/>
    </style:style>
    <style:style style:name="co37" style:family="table-column">
      <style:table-column-properties fo:break-before="auto" style:column-width="127.59pt"/>
    </style:style>
    <style:style style:name="co38" style:family="table-column">
      <style:table-column-properties fo:break-before="auto" style:column-width="153.84pt"/>
    </style:style>
    <style:style style:name="co39" style:family="table-column">
      <style:table-column-properties fo:break-before="auto" style:column-width="109.84pt"/>
    </style:style>
    <style:style style:name="co40" style:family="table-column">
      <style:table-column-properties fo:break-before="auto" style:column-width="112.96pt"/>
    </style:style>
    <style:style style:name="co41" style:family="table-column">
      <style:table-column-properties fo:break-before="auto" style:column-width="110.61pt"/>
    </style:style>
    <style:style style:name="co42" style:family="table-column">
      <style:table-column-properties fo:break-before="auto" style:column-width="123.76pt"/>
    </style:style>
    <style:style style:name="co43" style:family="table-column">
      <style:table-column-properties fo:break-before="auto" style:column-width="51.96pt"/>
    </style:style>
    <style:style style:name="co4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number-columns-repeated="2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Key_Dataset</text:p>
          </table:table-cell>
          <table:table-cell office:value-type="string" calcext:value-type="string">
            <text:p>Key_Run</text:p>
          </table:table-cell>
          <table:table-cell office:value-type="string" calcext:value-type="string">
            <text:p>Key_Fold</text:p>
          </table:table-cell>
          <table:table-cell office:value-type="string" calcext:value-type="string">
            <text:p>Key_Scheme</text:p>
          </table:table-cell>
          <table:table-cell office:value-type="string" calcext:value-type="string">
            <text:p>Key_Scheme_options</text:p>
          </table:table-cell>
          <table:table-cell office:value-type="string" calcext:value-type="string">
            <text:p>Key_Scheme_version_ID</text:p>
          </table:table-cell>
          <table:table-cell office:value-type="string" calcext:value-type="string">
            <text:p>Date_time</text:p>
          </table:table-cell>
          <table:table-cell office:value-type="string" calcext:value-type="string">
            <text:p>Number_of_training_instances</text:p>
          </table:table-cell>
          <table:table-cell office:value-type="string" calcext:value-type="string">
            <text:p>Number_of_testing_instances</text:p>
          </table:table-cell>
          <table:table-cell office:value-type="string" calcext:value-type="string">
            <text:p>Number_correct</text:p>
          </table:table-cell>
          <table:table-cell office:value-type="string" calcext:value-type="string">
            <text:p>Number_incorrect</text:p>
          </table:table-cell>
          <table:table-cell office:value-type="string" calcext:value-type="string">
            <text:p>Number_unclassified</text:p>
          </table:table-cell>
          <table:table-cell office:value-type="string" calcext:value-type="string">
            <text:p>Percent_correct</text:p>
          </table:table-cell>
          <table:table-cell office:value-type="string" calcext:value-type="string">
            <text:p>Percent_incorrect</text:p>
          </table:table-cell>
          <table:table-cell office:value-type="string" calcext:value-type="string">
            <text:p>Percent_unclassified</text:p>
          </table:table-cell>
          <table:table-cell office:value-type="string" calcext:value-type="string">
            <text:p>Kappa_statistic</text:p>
          </table:table-cell>
          <table:table-cell office:value-type="string" calcext:value-type="string">
            <text:p>Mean_absolute_error</text:p>
          </table:table-cell>
          <table:table-cell office:value-type="string" calcext:value-type="string">
            <text:p>Root_mean_squared_error</text:p>
          </table:table-cell>
          <table:table-cell office:value-type="string" calcext:value-type="string">
            <text:p>Relative_absolute_error</text:p>
          </table:table-cell>
          <table:table-cell office:value-type="string" calcext:value-type="string">
            <text:p>Root_relative_squared_error</text:p>
          </table:table-cell>
          <table:table-cell office:value-type="string" calcext:value-type="string">
            <text:p>SF_prior_entropy</text:p>
          </table:table-cell>
          <table:table-cell office:value-type="string" calcext:value-type="string">
            <text:p>SF_scheme_entropy</text:p>
          </table:table-cell>
          <table:table-cell office:value-type="string" calcext:value-type="string">
            <text:p>SF_entropy_gain</text:p>
          </table:table-cell>
          <table:table-cell office:value-type="string" calcext:value-type="string">
            <text:p>SF_mean_prior_entropy</text:p>
          </table:table-cell>
          <table:table-cell office:value-type="string" calcext:value-type="string">
            <text:p>SF_mean_scheme_entropy</text:p>
          </table:table-cell>
          <table:table-cell office:value-type="string" calcext:value-type="string">
            <text:p>SF_mean_entropy_gain</text:p>
          </table:table-cell>
          <table:table-cell office:value-type="string" calcext:value-type="string">
            <text:p>KB_information</text:p>
          </table:table-cell>
          <table:table-cell office:value-type="string" calcext:value-type="string">
            <text:p>KB_mean_information</text:p>
          </table:table-cell>
          <table:table-cell office:value-type="string" calcext:value-type="string">
            <text:p>KB_relative_information</text:p>
          </table:table-cell>
          <table:table-cell office:value-type="string" calcext:value-type="string">
            <text:p>True_positive_rate</text:p>
          </table:table-cell>
          <table:table-cell office:value-type="string" calcext:value-type="string">
            <text:p>Num_true_positives</text:p>
          </table:table-cell>
          <table:table-cell office:value-type="string" calcext:value-type="string">
            <text:p>False_positive_rate</text:p>
          </table:table-cell>
          <table:table-cell office:value-type="string" calcext:value-type="string">
            <text:p>Num_false_positives</text:p>
          </table:table-cell>
          <table:table-cell office:value-type="string" calcext:value-type="string">
            <text:p>True_negative_rate</text:p>
          </table:table-cell>
          <table:table-cell office:value-type="string" calcext:value-type="string">
            <text:p>Num_true_negatives</text:p>
          </table:table-cell>
          <table:table-cell office:value-type="string" calcext:value-type="string">
            <text:p>False_negative_rate</text:p>
          </table:table-cell>
          <table:table-cell office:value-type="string" calcext:value-type="string">
            <text:p>Num_false_negatives</text:p>
          </table:table-cell>
          <table:table-cell office:value-type="string" calcext:value-type="string">
            <text:p>IR_precision</text:p>
          </table:table-cell>
          <table:table-cell office:value-type="string" calcext:value-type="string">
            <text:p>IR_recall</text:p>
          </table:table-cell>
          <table:table-cell office:value-type="string" calcext:value-type="string">
            <text:p>F_measure</text:p>
          </table:table-cell>
          <table:table-cell office:value-type="string" calcext:value-type="string">
            <text:p>Area_under_ROC</text:p>
          </table:table-cell>
          <table:table-cell office:value-type="string" calcext:value-type="string">
            <text:p>Weighted_avg_true_positive_rate</text:p>
          </table:table-cell>
          <table:table-cell office:value-type="string" calcext:value-type="string">
            <text:p>Weighted_avg_false_positive_rate</text:p>
          </table:table-cell>
          <table:table-cell office:value-type="string" calcext:value-type="string">
            <text:p>Weighted_avg_true_negative_rate</text:p>
          </table:table-cell>
          <table:table-cell office:value-type="string" calcext:value-type="string">
            <text:p>Weighted_avg_false_negative_rate</text:p>
          </table:table-cell>
          <table:table-cell office:value-type="string" calcext:value-type="string">
            <text:p>Weighted_avg_IR_precision</text:p>
          </table:table-cell>
          <table:table-cell office:value-type="string" calcext:value-type="string">
            <text:p>Weighted_avg_IR_recall</text:p>
          </table:table-cell>
          <table:table-cell office:value-type="string" calcext:value-type="string">
            <text:p>Weighted_avg_F_measure</text:p>
          </table:table-cell>
          <table:table-cell office:value-type="string" calcext:value-type="string">
            <text:p>Weighted_avg_area_under_ROC</text:p>
          </table:table-cell>
          <table:table-cell office:value-type="string" calcext:value-type="string">
            <text:p>Elapsed_Time_training</text:p>
          </table:table-cell>
          <table:table-cell office:value-type="string" calcext:value-type="string">
            <text:p>Elapsed_Time_testing</text:p>
          </table:table-cell>
          <table:table-cell office:value-type="string" calcext:value-type="string">
            <text:p>UserCPU_Time_training</text:p>
          </table:table-cell>
          <table:table-cell office:value-type="string" calcext:value-type="string">
            <text:p>UserCPU_Time_testing</text:p>
          </table:table-cell>
          <table:table-cell office:value-type="string" calcext:value-type="string">
            <text:p>Serialized_Model_Size</text:p>
          </table:table-cell>
          <table:table-cell office:value-type="string" calcext:value-type="string">
            <text:p>Serialized_Train_Set_Size</text:p>
          </table:table-cell>
          <table:table-cell office:value-type="string" calcext:value-type="string">
            <text:p>Serialized_Test_Set_Size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2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190310.1004" calcext:value-type="float">
            <text:p>20190310.1004</text:p>
          </table:table-cell>
          <table:table-cell office:value-type="float" office:value="247" calcext:value-type="float">
            <text:p>247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5.3225806451613" calcext:value-type="float">
            <text:p>65.3225806451613</text:p>
          </table:table-cell>
          <table:table-cell office:value-type="float" office:value="34.6774193548387" calcext:value-type="float">
            <text:p>34.6774193548387</text:p>
          </table:table-cell>
          <table:table-cell office:value-type="float" office:value="0" calcext:value-type="float">
            <text:p>0</text:p>
          </table:table-cell>
          <table:table-cell office:value-type="float" office:value="0.476176441693683" calcext:value-type="float">
            <text:p>0.476176441693683</text:p>
          </table:table-cell>
          <table:table-cell office:value-type="float" office:value="0.235142035005733" calcext:value-type="float">
            <text:p>0.235142035005733</text:p>
          </table:table-cell>
          <table:table-cell office:value-type="float" office:value="0.387475205900858" calcext:value-type="float">
            <text:p>0.387475205900858</text:p>
          </table:table-cell>
          <table:table-cell office:value-type="float" office:value="52.949659214366" calcext:value-type="float">
            <text:p>52.949659214366</text:p>
          </table:table-cell>
          <table:table-cell office:value-type="float" office:value="82.2299911079459" calcext:value-type="float">
            <text:p>82.2299911079459</text:p>
          </table:table-cell>
          <table:table-cell office:value-type="float" office:value="196.385900040989" calcext:value-type="float">
            <text:p>196.385900040989</text:p>
          </table:table-cell>
          <table:table-cell office:value-type="float" office:value="191.824658283389" calcext:value-type="float">
            <text:p>191.824658283389</text:p>
          </table:table-cell>
          <table:table-cell office:value-type="float" office:value="4.56124175759959" calcext:value-type="float">
            <text:p>4.56124175759959</text:p>
          </table:table-cell>
          <table:table-cell office:value-type="float" office:value="1.58375725839507" calcext:value-type="float">
            <text:p>1.58375725839507</text:p>
          </table:table-cell>
          <table:table-cell office:value-type="float" office:value="1.5469730506725" calcext:value-type="float">
            <text:p>1.5469730506725</text:p>
          </table:table-cell>
          <table:table-cell office:value-type="float" office:value="0.0367842077225773" calcext:value-type="float">
            <text:p>0.036784207722577</text:p>
          </table:table-cell>
          <table:table-cell office:value-type="float" office:value="106.552624214287" calcext:value-type="float">
            <text:p>106.552624214287</text:p>
          </table:table-cell>
          <table:table-cell office:value-type="float" office:value="0.859295356566831" calcext:value-type="float">
            <text:p>0.859295356566831</text:p>
          </table:table-cell>
          <table:table-cell office:value-type="float" office:value="6727.54364141245" calcext:value-type="float">
            <text:p>6727.54364141245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37" calcext:value-type="float">
            <text:p>37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24" calcext:value-type="float">
            <text:p>24</text:p>
          </table:table-cell>
          <table:table-cell office:value-type="float" office:value="0.703703703703704" calcext:value-type="float">
            <text:p>0.703703703703704</text:p>
          </table:table-cell>
          <table:table-cell office:value-type="float" office:value="57" calcext:value-type="float">
            <text:p>57</text:p>
          </table:table-cell>
          <table:table-cell office:value-type="float" office:value="0.13953488372093" calcext:value-type="float">
            <text:p>0.13953488372093</text:p>
          </table:table-cell>
          <table:table-cell office:value-type="float" office:value="6" calcext:value-type="float">
            <text:p>6</text:p>
          </table:table-cell>
          <table:table-cell office:value-type="float" office:value="0.60655737704918" calcext:value-type="float">
            <text:p>0.60655737704918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0.711538461538461" calcext:value-type="float">
            <text:p>0.711538461538461</text:p>
          </table:table-cell>
          <table:table-cell office:value-type="float" office:value="0.815963250071777" calcext:value-type="float">
            <text:p>0.815963250071777</text:p>
          </table:table-cell>
          <table:table-cell office:value-type="float" office:value="0.653225806451613" calcext:value-type="float">
            <text:p>0.653225806451613</text:p>
          </table:table-cell>
          <table:table-cell office:value-type="float" office:value="0.180799003752213" calcext:value-type="float">
            <text:p>0.180799003752213</text:p>
          </table:table-cell>
          <table:table-cell office:value-type="float" office:value="0.819200996247787" calcext:value-type="float">
            <text:p>0.819200996247787</text:p>
          </table:table-cell>
          <table:table-cell office:value-type="float" office:value="0.346774193548387" calcext:value-type="float">
            <text:p>0.346774193548387</text:p>
          </table:table-cell>
          <table:table-cell office:value-type="float" office:value="0.694131869584672" calcext:value-type="float">
            <text:p>0.694131869584672</text:p>
          </table:table-cell>
          <table:table-cell office:value-type="float" office:value="0.653225806451613" calcext:value-type="float">
            <text:p>0.653225806451613</text:p>
          </table:table-cell>
          <table:table-cell office:value-type="float" office:value="0.652017113710662" calcext:value-type="float">
            <text:p>0.652017113710662</text:p>
          </table:table-cell>
          <table:table-cell office:value-type="float" office:value="0.82395502114941" calcext:value-type="float">
            <text:p>0.8239550211494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3208" calcext:value-type="float">
            <text:p>33208</text:p>
          </table:table-cell>
          <table:table-cell office:value-type="float" office:value="31354" calcext:value-type="float">
            <text:p>31354</text:p>
          </table:table-cell>
          <table:table-cell office:value-type="float" office:value="16963" calcext:value-type="float">
            <text:p>169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2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190310.1004" calcext:value-type="float">
            <text:p>20190310.1004</text:p>
          </table:table-cell>
          <table:table-cell office:value-type="float" office:value="247" calcext:value-type="float">
            <text:p>247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2.0967741935484" calcext:value-type="float">
            <text:p>62.0967741935484</text:p>
          </table:table-cell>
          <table:table-cell office:value-type="float" office:value="37.9032258064516" calcext:value-type="float">
            <text:p>37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0.42654727934665" calcext:value-type="float">
            <text:p>0.42654727934665</text:p>
          </table:table-cell>
          <table:table-cell office:value-type="float" office:value="0.256517600225005" calcext:value-type="float">
            <text:p>0.256517600225005</text:p>
          </table:table-cell>
          <table:table-cell office:value-type="float" office:value="0.432952080089873" calcext:value-type="float">
            <text:p>0.432952080089873</text:p>
          </table:table-cell>
          <table:table-cell office:value-type="float" office:value="57.7630431499407" calcext:value-type="float">
            <text:p>57.7630431499407</text:p>
          </table:table-cell>
          <table:table-cell office:value-type="float" office:value="91.8810936900726" calcext:value-type="float">
            <text:p>91.8810936900726</text:p>
          </table:table-cell>
          <table:table-cell office:value-type="float" office:value="196.385900040989" calcext:value-type="float">
            <text:p>196.385900040989</text:p>
          </table:table-cell>
          <table:table-cell office:value-type="float" office:value="269.372444578098" calcext:value-type="float">
            <text:p>269.372444578098</text:p>
          </table:table-cell>
          <table:table-cell office:value-type="float" office:value="-72.986544537109" calcext:value-type="float">
            <text:p>-72.986544537109</text:p>
          </table:table-cell>
          <table:table-cell office:value-type="float" office:value="1.58375725839507" calcext:value-type="float">
            <text:p>1.58375725839507</text:p>
          </table:table-cell>
          <table:table-cell office:value-type="float" office:value="2.17235842401692" calcext:value-type="float">
            <text:p>2.17235842401692</text:p>
          </table:table-cell>
          <table:table-cell office:value-type="float" office:value="-0.588601165621847" calcext:value-type="float">
            <text:p>-0.588601165621847</text:p>
          </table:table-cell>
          <table:table-cell office:value-type="float" office:value="96.7828101315654" calcext:value-type="float">
            <text:p>96.7828101315654</text:p>
          </table:table-cell>
          <table:table-cell office:value-type="float" office:value="0.780506533319076" calcext:value-type="float">
            <text:p>0.780506533319076</text:p>
          </table:table-cell>
          <table:table-cell office:value-type="float" office:value="6110.69491436643" calcext:value-type="float">
            <text:p>6110.69491436643</text:p>
          </table:table-cell>
          <table:table-cell office:value-type="float" office:value="0.813953488372093" calcext:value-type="float">
            <text:p>0.813953488372093</text:p>
          </table:table-cell>
          <table:table-cell office:value-type="float" office:value="35" calcext:value-type="float">
            <text:p>35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21" calcext:value-type="float">
            <text:p>21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60" calcext:value-type="float">
            <text:p>60</text:p>
          </table:table-cell>
          <table:table-cell office:value-type="float" office:value="0.186046511627907" calcext:value-type="float">
            <text:p>0.186046511627907</text:p>
          </table:table-cell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3953488372093" calcext:value-type="float">
            <text:p>0.813953488372093</text:p>
          </table:table-cell>
          <table:table-cell office:value-type="float" office:value="0.707070707070707" calcext:value-type="float">
            <text:p>0.707070707070707</text:p>
          </table:table-cell>
          <table:table-cell office:value-type="float" office:value="0.803474016652311" calcext:value-type="float">
            <text:p>0.803474016652311</text:p>
          </table:table-cell>
          <table:table-cell office:value-type="float" office:value="0.620967741935484" calcext:value-type="float">
            <text:p>0.620967741935484</text:p>
          </table:table-cell>
          <table:table-cell office:value-type="float" office:value="0.19730017192645" calcext:value-type="float">
            <text:p>0.19730017192645</text:p>
          </table:table-cell>
          <table:table-cell office:value-type="float" office:value="0.802699828073549" calcext:value-type="float">
            <text:p>0.802699828073549</text:p>
          </table:table-cell>
          <table:table-cell office:value-type="float" office:value="0.379032258064516" calcext:value-type="float">
            <text:p>0.379032258064516</text:p>
          </table:table-cell>
          <table:table-cell office:value-type="float" office:value="0.697284155597723" calcext:value-type="float">
            <text:p>0.697284155597723</text:p>
          </table:table-cell>
          <table:table-cell office:value-type="float" office:value="0.620967741935484" calcext:value-type="float">
            <text:p>0.620967741935484</text:p>
          </table:table-cell>
          <table:table-cell office:value-type="float" office:value="0.618252072531469" calcext:value-type="float">
            <text:p>0.618252072531469</text:p>
          </table:table-cell>
          <table:table-cell office:value-type="float" office:value="0.776415857743861" calcext:value-type="float">
            <text:p>0.77641585774386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33208" calcext:value-type="float">
            <text:p>33208</text:p>
          </table:table-cell>
          <table:table-cell office:value-type="float" office:value="31354" calcext:value-type="float">
            <text:p>31354</text:p>
          </table:table-cell>
          <table:table-cell office:value-type="float" office:value="16963" calcext:value-type="float">
            <text:p>16963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ka.classifiers.lazy.IBk</text:p>
          </table:table-cell>
          <table:table-cell office:value-type="string" calcext:value-type="string">
            <text:p>'-K 2 -W 0 -A \"weka.core.neighboursearch.LinearNNSearch -A \\\"weka.core.EuclideanDistance -R first-last\\\"\"'</text:p>
          </table:table-cell>
          <table:table-cell office:value-type="float" office:value="-3.08018609877707E+018" calcext:value-type="float">
            <text:p>-3.08018609877707E+018</text:p>
          </table:table-cell>
          <table:table-cell office:value-type="float" office:value="20190310.1004" calcext:value-type="float">
            <text:p>20190310.1004</text:p>
          </table:table-cell>
          <table:table-cell office:value-type="float" office:value="248" calcext:value-type="float">
            <text:p>248</text:p>
          </table:table-cell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2.6016260162602" calcext:value-type="float">
            <text:p>62.6016260162602</text:p>
          </table:table-cell>
          <table:table-cell office:value-type="float" office:value="37.3983739837398" calcext:value-type="float">
            <text:p>37.3983739837398</text:p>
          </table:table-cell>
          <table:table-cell office:value-type="float" office:value="0" calcext:value-type="float">
            <text:p>0</text:p>
          </table:table-cell>
          <table:table-cell office:value-type="float" office:value="0.435892323030907" calcext:value-type="float">
            <text:p>0.435892323030907</text:p>
          </table:table-cell>
          <table:table-cell office:value-type="float" office:value="0.250495571087975" calcext:value-type="float">
            <text:p>0.250495571087975</text:p>
          </table:table-cell>
          <table:table-cell office:value-type="float" office:value="0.431564807065415" calcext:value-type="float">
            <text:p>0.431564807065415</text:p>
          </table:table-cell>
          <table:table-cell office:value-type="float" office:value="56.4053517908129" calcext:value-type="float">
            <text:p>56.4053517908129</text:p>
          </table:table-cell>
          <table:table-cell office:value-type="float" office:value="91.5821253297932" calcext:value-type="float">
            <text:p>91.5821253297932</text:p>
          </table:table-cell>
          <table:table-cell office:value-type="float" office:value="194.820809253897" calcext:value-type="float">
            <text:p>194.820809253897</text:p>
          </table:table-cell>
          <table:table-cell office:value-type="float" office:value="252.592609536988" calcext:value-type="float">
            <text:p>252.592609536988</text:p>
          </table:table-cell>
          <table:table-cell office:value-type="float" office:value="-57.7718002830906" calcext:value-type="float">
            <text:p>-57.7718002830906</text:p>
          </table:table-cell>
          <table:table-cell office:value-type="float" office:value="1.58390901832437" calcext:value-type="float">
            <text:p>1.58390901832437</text:p>
          </table:table-cell>
          <table:table-cell office:value-type="float" office:value="2.05359845152023" calcext:value-type="float">
            <text:p>2.05359845152023</text:p>
          </table:table-cell>
          <table:table-cell office:value-type="float" office:value="-0.469689433195859" calcext:value-type="float">
            <text:p>-0.469689433195859</text:p>
          </table:table-cell>
          <table:table-cell office:value-type="float" office:value="98.7094375663626" calcext:value-type="float">
            <text:p>98.7094375663626</text:p>
          </table:table-cell>
          <table:table-cell office:value-type="float" office:value="0.802515752572054" calcext:value-type="float">
            <text:p>0.802515752572054</text:p>
          </table:table-cell>
          <table:table-cell office:value-type="float" office:value="6232.59009620964" calcext:value-type="float">
            <text:p>6232.59009620964</text:p>
          </table:table-cell>
          <table:table-cell office:value-type="float" office:value="0.883720930232558" calcext:value-type="float">
            <text:p>0.883720930232558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office:value-type="float" office:value="56" calcext:value-type="float">
            <text:p>56</text:p>
          </table:table-cell>
          <table:table-cell office:value-type="float" office:value="0.116279069767442" calcext:value-type="float">
            <text:p>0.116279069767442</text:p>
          </table:table-cell>
          <table:table-cell office:value-type="float" office:value="5" calcext:value-type="float">
            <text:p>5</text:p>
          </table:table-cell>
          <table:table-cell office:value-type="float" office:value="0.612903225806452" calcext:value-type="float">
            <text:p>0.612903225806452</text:p>
          </table:table-cell>
          <table:table-cell office:value-type="float" office:value="0.883720930232558" calcext:value-type="float">
            <text:p>0.883720930232558</text:p>
          </table:table-cell>
          <table:table-cell office:value-type="float" office:value="0.723809523809524" calcext:value-type="float">
            <text:p>0.723809523809524</text:p>
          </table:table-cell>
          <table:table-cell office:value-type="float" office:value="0.813953488372093" calcext:value-type="float">
            <text:p>0.813953488372093</text:p>
          </table:table-cell>
          <table:table-cell office:value-type="float" office:value="0.626016260162602" calcext:value-type="float">
            <text:p>0.626016260162602</text:p>
          </table:table-cell>
          <table:table-cell office:value-type="float" office:value="0.192276422764228" calcext:value-type="float">
            <text:p>0.192276422764228</text:p>
          </table:table-cell>
          <table:table-cell office:value-type="float" office:value="0.807723577235772" calcext:value-type="float">
            <text:p>0.807723577235772</text:p>
          </table:table-cell>
          <table:table-cell office:value-type="float" office:value="0.373983739837398" calcext:value-type="float">
            <text:p>0.373983739837398</text:p>
          </table:table-cell>
          <table:table-cell office:value-type="float" office:value="0.614208529814583" calcext:value-type="float">
            <text:p>0.614208529814583</text:p>
          </table:table-cell>
          <table:table-cell office:value-type="float" office:value="0.626016260162602" calcext:value-type="float">
            <text:p>0.626016260162602</text:p>
          </table:table-cell>
          <table:table-cell office:value-type="float" office:value="0.605233437622738" calcext:value-type="float">
            <text:p>0.605233437622738</text:p>
          </table:table-cell>
          <table:table-cell office:value-type="float" office:value="0.779383020311039" calcext:value-type="float">
            <text:p>0.77938302031103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33325" calcext:value-type="float">
            <text:p>33325</text:p>
          </table:table-cell>
          <table:table-cell office:value-type="float" office:value="31471" calcext:value-type="float">
            <text:p>31471</text:p>
          </table:table-cell>
          <table:table-cell office:value-type="float" office:value="16846" calcext:value-type="float">
            <text:p>1684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table:number-columns-repeated="11"/>
          <table:table-cell table:style-name="ce1"/>
          <table:table-cell table:style-name="ce1" office:value-type="string" calcext:value-type="string">
            <text:p>AVERAGE:</text:p>
          </table:table-cell>
          <table:table-cell/>
          <table:table-cell table:style-name="ce1"/>
          <table:table-cell table:style-name="ce1" office:value-type="string" calcext:value-type="string">
            <text:p>AVERAGE:</text:p>
          </table:table-cell>
          <table:table-cell/>
          <table:table-cell table:style-name="ce1" office:value-type="string" calcext:value-type="string">
            <text:p>AVERAGE:</text:p>
          </table:table-cell>
          <table:table-cell table:number-columns-repeated="21"/>
          <table:table-cell table:style-name="ce1" office:value-type="string" calcext:value-type="string">
            <text:p>AVERAGE: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formula="of:=AVERAGE([.M2:.M4])" office:value-type="float" office:value="63.3403269516566" calcext:value-type="float">
            <text:p>63.3403269516566</text:p>
          </table:table-cell>
          <table:table-cell table:number-columns-repeated="2"/>
          <table:table-cell table:formula="of:=AVERAGE([.P2:.P4])" office:value-type="float" office:value="0.446205348023747" calcext:value-type="float">
            <text:p>0.446205348023747</text:p>
          </table:table-cell>
          <table:table-cell/>
          <table:table-cell table:formula="of:=AVERAGE([.R2:.R4])" office:value-type="float" office:value="0.417330697685382" calcext:value-type="float">
            <text:p>0.417330697685382</text:p>
          </table:table-cell>
          <table:table-cell table:number-columns-repeated="21"/>
          <table:table-cell table:formula="of:=AVERAGE([.AN2:.AN4])" office:value-type="float" office:value="0.714139564139564" calcext:value-type="float">
            <text:p>0.714139564139564</text:p>
          </table:table-cell>
          <table:table-cell table:number-columns-repeated="17"/>
        </table:table-row>
        <table:table-row table:style-name="ro1">
          <table:table-cell table:number-columns-repeated="57"/>
        </table:table-row>
        <table:table-row table:style-name="ro1">
          <table:table-cell table:number-columns-repeated="12"/>
          <table:table-cell table:style-name="ce1" office:value-type="string" calcext:value-type="string">
            <text:p>STD DEVIATION:</text:p>
          </table:table-cell>
          <table:table-cell table:number-columns-repeated="2"/>
          <table:table-cell table:style-name="ce1" office:value-type="string" calcext:value-type="string">
            <text:p>STD DEVIATION:</text:p>
          </table:table-cell>
          <table:table-cell/>
          <table:table-cell table:style-name="ce1" office:value-type="string" calcext:value-type="string">
            <text:p>STD DEVIATION:</text:p>
          </table:table-cell>
          <table:table-cell table:number-columns-repeated="21"/>
          <table:table-cell table:style-name="ce1" office:value-type="string" calcext:value-type="string">
            <text:p>STD DEVIATION: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formula="of:=STDEV([.M2:.M4])" office:value-type="float" office:value="1.73514152730651" calcext:value-type="float">
            <text:p>1.73514152730651</text:p>
          </table:table-cell>
          <table:table-cell table:number-columns-repeated="2"/>
          <table:table-cell table:formula="of:=STDEV([.P2:.P4])" office:value-type="float" office:value="0.0263729464071471" calcext:value-type="float">
            <text:p>0.026372946407147</text:p>
          </table:table-cell>
          <table:table-cell/>
          <table:table-cell table:formula="of:=STDEV([.R2:.R4])" office:value-type="float" office:value="0.0258649168543593" calcext:value-type="float">
            <text:p>0.025864916854359</text:p>
          </table:table-cell>
          <table:table-cell table:number-columns-repeated="21"/>
          <table:table-cell table:formula="of:=STDEV([.AN2:.AN4])" office:value-type="float" office:value="0.00866725432360329" calcext:value-type="float">
            <text:p>0.008667254323603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11:31:33.681317038</dc:date>
    <meta:editing-duration>PT5M10S</meta:editing-duration>
    <meta:editing-cycles>1</meta:editing-cycles>
    <meta:document-statistic meta:table-count="1" meta:cell-count="244" meta:object-count="0"/>
    <meta:generator>LibreOffice/6.0.7.3$Linux_X86_64 LibreOffice_project/00m0$Build-3</meta:generator>
  </office:meta>
</office:document-meta>
</file>